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estParametersFound" style:family="table">
      <style:table-properties style:width="2.375in" table:align="left"/>
    </style:style>
    <style:style style:name="BestParametersFound.A" style:family="table-column">
      <style:table-column-properties style:column-width="1.4306in"/>
    </style:style>
    <style:style style:name="BestParametersFound.B" style:family="table-column">
      <style:table-column-properties style:column-width="0.9444in"/>
    </style:style>
    <style:style style:name="BestParametersFound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59fc" officeooo:paragraph-rsid="000059fc"/>
    </style:style>
    <style:style style:name="P2" style:family="paragraph" style:parent-style-name="Standard">
      <style:paragraph-properties fo:text-align="start" style:justify-single-word="false"/>
      <style:text-properties officeooo:rsid="000059fc" officeooo:paragraph-rsid="000059fc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59fc" officeooo:paragraph-rsid="000059f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59fc" officeooo:paragraph-rsid="000059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14528" officeooo:paragraph-rsid="00014528"/>
    </style:style>
    <style:style style:name="P6" style:family="paragraph" style:parent-style-name="Table_20_Contents">
      <style:paragraph-properties fo:text-align="start" style:justify-single-word="false"/>
      <style:text-properties officeooo:rsid="000059fc" officeooo:paragraph-rsid="00005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h Madness Random Forest</text:p>
      <text:p text:style-name="P1">Brevin Kunde</text:p>
      <text:p text:style-name="P1">CS4320</text:p>
      <text:p text:style-name="P1"/>
      <text:p text:style-name="P3">Process:</text:p>
      <text:p text:style-name="P4">I started with modifying the hyper-parameter search code to support a random forest classifier as well as the decision tree classifier. The college basketball data was split into training and testing data. After running a hyper parameter random search and finding the best parameters a cross validation was ran and the train score was computed. Then the test data was ran through and the f1 score was found.</text:p>
      <text:p text:style-name="P4"/>
      <text:p text:style-name="P3">Results:</text:p>
      <text:p text:style-name="P2">Best Parameters found:</text:p>
      <table:table table:name="BestParametersFound" table:style-name="BestParametersFound">
        <table:table-column table:style-name="BestParametersFound.A"/>
        <table:table-column table:style-name="BestParametersFound.B"/>
        <table:table-row>
          <table:table-cell table:style-name="BestParametersFound.A1" office:value-type="string">
            <text:p text:style-name="P6">Max-depth</text:p>
          </table:table-cell>
          <table:table-cell table:style-name="BestParametersFound.A1" office:value-type="string">
            <text:p text:style-name="P6">4</text:p>
          </table:table-cell>
        </table:table-row>
        <table:table-row>
          <table:table-cell table:style-name="BestParametersFound.A1" office:value-type="string">
            <text:p text:style-name="P6">Max-leaf-nodes</text:p>
          </table:table-cell>
          <table:table-cell table:style-name="BestParametersFound.A1" office:value-type="string">
            <text:p text:style-name="P6">32</text:p>
          </table:table-cell>
        </table:table-row>
        <table:table-row>
          <table:table-cell table:style-name="BestParametersFound.A1" office:value-type="string">
            <text:p text:style-name="P6">Min-impurity-decrease</text:p>
          </table:table-cell>
          <table:table-cell table:style-name="BestParametersFound.A1" office:value-type="string">
            <text:p text:style-name="P6">0.0</text:p>
          </table:table-cell>
        </table:table-row>
        <table:table-row>
          <table:table-cell table:style-name="BestParametersFound.A1" office:value-type="string">
            <text:p text:style-name="P6">Min-samples-split</text:p>
          </table:table-cell>
          <table:table-cell table:style-name="BestParametersFound.A1" office:value-type="string">
            <text:p text:style-name="P6">2</text:p>
          </table:table-cell>
        </table:table-row>
        <table:table-row>
          <table:table-cell table:style-name="BestParametersFound.A1" office:value-type="string">
            <text:p text:style-name="P6">Min-samples-leaf</text:p>
          </table:table-cell>
          <table:table-cell table:style-name="BestParametersFound.A1" office:value-type="string">
            <text:p text:style-name="P6">1</text:p>
          </table:table-cell>
        </table:table-row>
        <table:table-row>
          <table:table-cell table:style-name="BestParametersFound.A1" office:value-type="string">
            <text:p text:style-name="P6">criterion</text:p>
          </table:table-cell>
          <table:table-cell table:style-name="BestParametersFound.A1" office:value-type="string">
            <text:p text:style-name="P6">Entropy</text:p>
          </table:table-cell>
        </table:table-row>
        <table:table-row>
          <table:table-cell table:style-name="BestParametersFound.A1" office:value-type="string">
            <text:p text:style-name="P6">n-estimators</text:p>
          </table:table-cell>
          <table:table-cell table:style-name="BestParametersFound.A1" office:value-type="string">
            <text:p text:style-name="P6">60</text:p>
          </table:table-cell>
        </table:table-row>
      </table:table>
      <text:p text:style-name="P2"/>
      <text:p text:style-name="P5">Train Scores:<text:tab/><text:tab/><text:tab/><text:tab/><text:tab/>Test Scores:</text:p>
      <text:p text:style-name="P5">precision: 0.9283179559971612<text:tab/><text:tab/>precision: 0.9120567375886525</text:p>
      <text:p text:style-name="P5">recall: 0.9283179559971612<text:tab/><text:tab/><text:tab/>recall 0.9120567375886525</text:p>
      <text:p text:style-name="P5">f1: 0.9283179559971612<text:tab/><text:tab/><text:tab/>f1: 0.912056737588652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01:51.109070796</meta:creation-date>
    <dc:date>2024-04-22T15:15:27.953634528</dc:date>
    <meta:editing-duration>PT3M16S</meta:editing-duration>
    <meta:editing-cycles>1</meta:editing-cycles>
    <meta:document-statistic meta:table-count="1" meta:image-count="0" meta:object-count="0" meta:page-count="1" meta:paragraph-count="25" meta:word-count="110" meta:character-count="796" meta:non-whitespace-character-count="702"/>
    <meta:generator>LibreOffice/7.3.7.2$Linux_X86_64 LibreOffice_project/30$Build-2</meta:generator>
  </office:meta>
</office:document-meta>
</file>